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ucymar Sans" svg:font-family="'Lucymar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style:font-name="Lucymar Sans" fo:font-size="16pt" fo:language="fr" fo:country="FR" fo:font-weight="bold" officeooo:rsid="000e1500" officeooo:paragraph-rsid="000e1500" style:font-size-asian="16pt" style:font-weight-asian="bold" style:font-size-complex="16pt" style:font-weight-complex="bold"/>
    </style:style>
    <style:style style:name="P2" style:family="paragraph" style:parent-style-name="Text_20_body">
      <style:text-properties style:font-name="Lucymar Sans" fo:font-size="16pt" fo:language="fr" fo:country="FR" style:font-size-asian="16pt" style:font-size-complex="16pt"/>
    </style:style>
    <style:style style:name="P3" style:family="paragraph" style:parent-style-name="Text_20_body">
      <style:text-properties style:font-name="Lucymar Sans" fo:font-size="16pt" fo:language="fr" fo:country="FR" style:font-size-asian="16pt" style:font-size-complex="16pt"/>
    </style:style>
    <style:style style:name="P4" style:family="paragraph" style:parent-style-name="Text_20_body" style:list-style-name="L1">
      <style:text-properties style:font-name="Lucymar Sans" fo:font-size="16pt" fo:language="fr" fo:country="FR" style:font-size-asian="16pt" style:font-size-complex="16pt"/>
    </style:style>
    <style:style style:name="P5" style:family="paragraph" style:parent-style-name="Text_20_body" style:list-style-name="L1">
      <style:text-properties style:font-name="Lucymar Sans" fo:font-size="16pt" fo:language="fr" fo:country="FR" officeooo:paragraph-rsid="001e0ef5" style:font-size-asian="16pt" style:font-size-complex="16pt"/>
    </style:style>
    <style:style style:name="P6" style:family="paragraph" style:parent-style-name="Text_20_body">
      <style:text-properties style:font-name="Lucymar Sans" fo:font-size="16pt" fo:language="fr" fo:country="FR" style:text-underline-style="none" style:font-size-asian="16pt" style:font-size-complex="16pt"/>
    </style:style>
    <style:style style:name="P7" style:family="paragraph" style:parent-style-name="Text_20_body">
      <style:text-properties officeooo:paragraph-rsid="0020a293"/>
    </style:style>
    <style:style style:name="P8" style:family="paragraph" style:parent-style-name="Text_20_body">
      <style:text-properties fo:color="#000000" style:font-name="Lucymar Sans" fo:font-size="16pt" fo:language="fr" fo:country="FR" style:text-underline-style="none" style:font-size-asian="16pt" style:font-size-complex="16pt"/>
    </style:style>
    <style:style style:name="P9" style:family="paragraph" style:parent-style-name="Text_20_body">
      <style:text-properties fo:color="#000000" style:font-name="Lucymar Sans" fo:font-size="16pt" fo:language="en" fo:country="GB" style:text-underline-style="none" officeooo:paragraph-rsid="0020a293" style:font-size-asian="16pt" style:font-size-complex="16pt"/>
    </style:style>
    <style:style style:name="T1" style:family="text">
      <style:text-properties officeooo:rsid="000f0215"/>
    </style:style>
    <style:style style:name="T2" style:family="text">
      <style:text-properties officeooo:rsid="0010b3e9"/>
    </style:style>
    <style:style style:name="T3" style:family="text">
      <style:text-properties officeooo:rsid="001142e9"/>
    </style:style>
    <style:style style:name="T4" style:family="text">
      <style:text-properties officeooo:rsid="0011a7ba"/>
    </style:style>
    <style:style style:name="T5" style:family="text">
      <style:text-properties officeooo:rsid="0012039f"/>
    </style:style>
    <style:style style:name="T6" style:family="text">
      <style:text-properties officeooo:rsid="0013a10e"/>
    </style:style>
    <style:style style:name="T7" style:family="text">
      <style:text-properties officeooo:rsid="0013d51e"/>
    </style:style>
    <style:style style:name="T8" style:family="text">
      <style:text-properties officeooo:rsid="0014b88f"/>
    </style:style>
    <style:style style:name="T9" style:family="text">
      <style:text-properties officeooo:rsid="0015bca5"/>
    </style:style>
    <style:style style:name="T10" style:family="text">
      <style:text-properties fo:font-weight="bold" style:font-weight-asian="bold" style:font-weight-complex="bold"/>
    </style:style>
    <style:style style:name="T11" style:family="text">
      <style:text-properties fo:font-weight="bold" officeooo:rsid="0011a7ba" style:font-weight-asian="bold" style:font-weight-complex="bold"/>
    </style:style>
    <style:style style:name="T12" style:family="text">
      <style:text-properties fo:font-weight="bold" officeooo:rsid="001766d5" style:font-weight-asian="bold" style:font-weight-complex="bold"/>
    </style:style>
    <style:style style:name="T13" style:family="text">
      <style:text-properties officeooo:rsid="00161283"/>
    </style:style>
    <style:style style:name="T14" style:family="text">
      <style:text-properties officeooo:rsid="00184040"/>
    </style:style>
    <style:style style:name="T15" style:family="text">
      <style:text-properties officeooo:rsid="001a03c7"/>
    </style:style>
    <style:style style:name="T16" style:family="text">
      <style:text-properties officeooo:rsid="001b5516"/>
    </style:style>
    <style:style style:name="T17" style:family="text">
      <style:text-properties officeooo:rsid="001bd8e2"/>
    </style:style>
    <style:style style:name="T18" style:family="text">
      <style:text-properties officeooo:rsid="001da73f"/>
    </style:style>
    <style:style style:name="T19" style:family="text">
      <style:text-properties officeooo:rsid="001766d5"/>
    </style:style>
    <style:style style:name="T20" style:family="text">
      <style:text-properties officeooo:rsid="0020a293"/>
    </style:style>
    <style:style style:name="T21" style:family="text">
      <style:text-properties fo:color="#ffffff"/>
    </style:style>
    <style:style style:name="T22" style:family="text">
      <style:text-properties style:font-name="Lucymar Sans" fo:font-size="16pt" fo:language="fr" fo:country="FR" officeooo:rsid="0020a293" style:font-size-asian="16pt" style:font-size-complex="16pt"/>
    </style:style>
    <style:style style:name="T23" style:family="text">
      <style:text-properties fo:color="#000000"/>
    </style:style>
    <style:style style:name="T24" style:family="text">
      <style:text-properties fo:color="#000000" style:font-name="Lucymar Sans" fo:font-size="16pt" fo:language="fr" fo:country="FR" officeooo:rsid="0020a293" style:font-size-asian="16pt" style:font-size-complex="16pt"/>
    </style:style>
    <style:style style:name="T25" style:family="text">
      <style:text-properties fo:color="#000000" fo:font-size="16pt" fo:language="fr" fo:country="FR" officeooo:rsid="0020a293" style:font-size-asian="16pt" style:font-size-complex="16pt"/>
    </style:style>
    <style:style style:name="T26" style:family="text">
      <style:text-properties fo:color="#000000" style:font-name="Lucymar Sans"/>
    </style:style>
    <style:style style:name="T27" style:family="text">
      <style:text-properties fo:color="#000000" style:font-name="Lucymar Sans" fo:font-size="16pt" fo:language="fr" fo:country="FR" officeooo:rsid="0020a293" style:font-size-asian="16pt" style:font-size-complex="16pt"/>
    </style:style>
    <style:style style:name="T28" style:family="text">
      <style:text-properties fo:color="#000000" style:font-name="Lucymar Sans" fo:font-size="16pt" fo:language="fr" fo:country="FR" style:text-underline-style="solid" style:text-underline-width="auto" style:text-underline-color="font-color" officeooo:rsid="0020a293" style:font-size-asian="16pt" style:font-size-complex="16pt"/>
    </style:style>
    <style:style style:name="T29" style:family="text">
      <style:text-properties fo:color="#000000" style:font-name="Lucymar Sans" fo:font-size="16pt" fo:language="fr" fo:country="FR" style:text-underline-style="none" officeooo:rsid="0020a293" style:font-size-asian="16pt" style:font-size-complex="16pt"/>
    </style:style>
    <style:style style:name="T30" style:family="text">
      <style:text-properties fo:color="#000000" style:font-name="Lucymar Sans" fo:font-size="16pt" style:font-size-asian="16pt" style:font-size-complex="16pt"/>
    </style:style>
    <style:style style:name="T31" style:family="text">
      <style:text-properties fo:color="#000000" style:font-name="Lucymar Sans" fo:font-size="16pt" style:text-underline-style="solid" style:text-underline-width="auto" style:text-underline-color="font-color" style:font-size-asian="16pt" style:font-size-complex="16pt"/>
    </style:style>
    <style:style style:name="T32" style:family="text">
      <style:text-properties fo:color="#000000" style:font-name="Lucymar Sans" fo:font-size="16pt" style:text-underline-style="none" style:font-size-asian="16pt" style:font-size-complex="16pt"/>
    </style:style>
    <style:style style:name="T33" style:family="text">
      <style:text-properties fo:color="#000000" style:font-name="Lucymar Sans" fo:font-size="16pt" style:text-underline-style="none" officeooo:rsid="0020a293" style:font-size-asian="16pt" style:font-size-complex="16pt"/>
    </style:style>
    <style:style style:name="T34" style:family="text">
      <style:text-properties fo:color="#000000" style:font-name="Lucymar Sans" fo:font-size="16pt" fo:language="en" fo:country="GB" style:text-underline-style="none" style:font-size-asian="16pt" style:font-size-complex="16pt"/>
    </style:style>
    <style:style style:name="T35" style:family="text">
      <style:text-properties fo:color="#000000" style:font-name="Lucymar Sans" fo:font-size="16pt" fo:language="en" fo:country="GB" style:text-underline-style="none" officeooo:rsid="0020a293" style:font-size-asian="16pt" style:font-size-complex="16pt"/>
    </style:style>
    <style:style style:name="T36" style:family="text">
      <style:text-properties fo:color="#000000" style:font-name="Lucymar Sans" fo:language="fr" fo:country="FR" officeooo:rsid="0020a293"/>
    </style:style>
    <style:style style:name="T37" style:family="text">
      <style:text-properties fo:color="#000000" style:font-name="Lucymar Sans" fo:font-size="12pt" fo:language="fr" fo:country="FR" officeooo:rsid="0020a293" style:font-size-asian="12pt" style:font-size-complex="12pt"/>
    </style:style>
    <style:style style:name="T38" style:family="text">
      <style:text-properties fo:color="#000000" style:font-name="Lucymar Sans" fo:font-size="12pt" style:font-size-asian="12pt" style:font-size-complex="12pt"/>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14b88f"/>
    </style:style>
    <style:style style:name="T41" style:family="text">
      <style:text-properties style:text-underline-style="solid" style:text-underline-width="auto" style:text-underline-color="font-color" officeooo:rsid="00161283"/>
    </style:style>
    <style:style style:name="T42" style:family="text">
      <style:text-properties style:text-underline-style="none"/>
    </style:style>
    <style:style style:name="T43" style:family="text">
      <style:text-properties style:text-underline-style="none" officeooo:rsid="0014b88f"/>
    </style:style>
    <style:style style:name="T44" style:family="text">
      <style:text-properties style:text-underline-style="none" officeooo:rsid="0016128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8">10</text:span> conseils pour garantir son anonymat en 2023</text:p>
      <text:p text:style-name="P2"/>
      <text:p text:style-name="P2"/>
      <text:p text:style-name="P2">Internet et les réseaux sociaux peuvent être utiles pour communiquer et rester connecté avec les autres, mais ils peuvent également être source de préoccupation en ce qui concerne la vie privée et la protection de l'identité en ligne. Heureusement, il existe plusieurs moyens de garantir son anonymat sur Internet et les réseaux sociaux. Voici cinq de ces moyens :</text:p>
      <text:p text:style-name="P2"/>
      <text:list xml:id="list3327650294" text:style-name="L1">
        <text:list-item>
          <text:p text:style-name="P4"><text:span text:style-name="T10">Utilisez un VPN :</text:span> Les réseaux privés virtuels (VPN) masquent votre adresse IP réelle en la remplaçant par une adresse IP différente. Cela peut vous aider à protéger votre identité en ligne et votre activité en ligne des regards indiscrets. <text:span text:style-name="T9">Pas besoin de dépenser de l’argent, un très bon VPN que vous pouvez utiliser est ProtonVPN, il existe en version premium mais vous pouvez également l’utiliser en version gratuite et illimitée.</text:span></text:p>
        </text:list-item>
        <text:list-item>
          <text:p text:style-name="P4"><text:span text:style-name="T10">Soyez vigilant quant aux informations que vous partagez :</text:span> Évitez de partager des informations sensibles ou personnelles sur les réseaux sociaux ou les sites Web. <text:span text:style-name="T1">Vous le savez déjà, partager</text:span> des informations telles que votre adresse, votre numéro de téléphone et votre adresse électronique <text:span text:style-name="T1">est fort néfaste: mais évitez également de partager certaines photos autour de chez vous ou d’être trop précis concernant un sujet personnel. Avec très peu de ces informations, une personne malveillante peut aisément vous retrouver. Et n’oubliez pas, tout ce que vous partagez sur internet reste à tout jamais sur internet.</text:span></text:p>
        </text:list-item>
        <text:list-item>
          <text:p text:style-name="P4"><text:span text:style-name="T10">Utilisez des navigateurs web qui privilégient la vie privée :</text:span> Certains navigateurs web, tels que Tor, Brave<text:span text:style-name="T1"> Firefox, Opera ou Vivaldi</text:span>, sont conçus pour garantir la vie privée en ligne. Ils <text:span text:style-name="T1">sont une excellente alternative aux navigateurs plus classiques comme Chrome ou Edge, et certains comme Opera vous fournissent un VPN gratuit. Ils </text:span>peuvent <text:soft-page-break/>aider à masquer votre identité en ligne et à protéger vos données personnelles.</text:p>
        </text:list-item>
        <text:list-item>
          <text:p text:style-name="P4"><text:span text:style-name="T10">Configurez les paramètres de confidentialité sur les réseaux sociaux :</text:span> La plupart des réseaux sociaux vous permettent de contrôler les informations que vous partagez avec les autres. Configurez vos paramètres de confidentialité pour limiter les informations qui peuvent être vues par les autres utilisateurs. <text:span text:style-name="T2">Ces informations peuvent inclure la présence en ligne, l’endroit où vous vous trouvez (par exemple la fonctionnalité de localisation sur Snapchat), </text:span><text:span text:style-name="T3">le fait que votre compte soit privé ou public, et beaucoup d’autres.</text:span></text:p>
        </text:list-item>
        <text:list-item>
          <text:p text:style-name="P5"><text:span text:style-name="T10">Utilisez </text:span><text:span text:style-name="T11">des messageries chiffrées</text:span><text:span text:style-name="T10"> :</text:span> Le chiffrement de données peut aider à protéger les informations sensibles que vous partagez en ligne. Il existe plusieurs <text:span text:style-name="T4">messageries</text:span> de chiffrement de données disponibles qui peuvent vous aider à garantir la confidentialité de vos données. <text:span text:style-name="T4">La plus fiable semble être Signal, l’organisation elle même ne peut pas lire vos messages étant donné que ceux-ci sont chiffrés sur leurs serveurs. </text:span><text:span text:style-name="T5">D’autres messageries plus connues telles que WhatsApp chiffrent également vos conversations, mais le propriétaire des serveurs (Facebook) y a accès, donc cela n’est d’absolument aucune utilité.</text:span></text:p>
        </text:list-item>
        <text:list-item>
          <text:p text:style-name="P5"><text:span text:style-name="T10">Utilisez un service de courrier électronique sécurisé :</text:span> Les services de messagerie traditionnels, tels que Gmail et Yahoo, sont souvent vulnérables aux attaques en ligne, <text:span text:style-name="T6">et de plus sont assez floues concernant le partage de vos personelles</text:span>. Utilisez plutôt un service de courrier électronique sécurisé, comme <text:span text:style-name="T6">Disroot, </text:span>ProtonMail ou Tutanota, pour vous aider à protéger vos données.</text:p>
        </text:list-item>
        <text:list-item>
          <text:p text:style-name="P5"><text:span text:style-name="T10">Évitez les réseaux Wi-Fi publics non sécurisés :</text:span> Les réseaux Wi-Fi publics non sécurisés peuvent être des cibles faciles pour les pirates informatiques. Évitez d'utiliser des réseaux Wi-Fi publics non sécurisés ou utilisez un VPN pour vous protéger lorsque vous les utilisez.</text:p>
        </text:list-item>
        <text:list-item>
          <text:p text:style-name="P5"><text:span text:style-name="T10">Évitez les sites web non sécurisés :</text:span> Les sites web qui ne sont pas sécurisés peuvent être des cibles faciles pour les attaques en ligne. <text:soft-page-break/>Assurez-vous de vérifier si un site web est sécurisé en vérifiant s'il utilise le protocole HTTPS au lieu de HTTP. <text:span text:style-name="T7">Attention, un site web utilisant le protocole HTTPS peut être malveillant. Beaucoup d’internautes tombent parfois dans le piège.</text:span></text:p>
        </text:list-item>
        <text:list-item>
          <text:p text:style-name="P5"><text:span text:style-name="T12">Utilisez un système d’exploitation qui respecte votre anonymat :</text:span><text:span text:style-name="T19"> Si vous utilisez un ordinateur, celui-ci est probablement équipé avec Windows ou MacOS. Ces systèmes d’exploitation sont une véritable catastrophe concernant la collecte des données personelles. L’alternative principale qui existe est Linux, composé de plusieurs distributions (version) différentes. La distribution reconnue pour être la plus facile à utiliser </text:span><text:span text:style-name="T16">pour les débutants</text:span><text:span text:style-name="T19"> est Linux Mint. Changer de systèmes d’exploitation est cependant </text:span><text:span text:style-name="T14">une action qui exige de bonnes connaissances en la matière, donc réfléchissez bien et renseignez vous bien avant de faire quoi que ce soit. </text:span><text:span text:style-name="T15">Soyez vigilant, copiez toujours l’intégralité de vos fichiers vers un support externe. Si vous utilisez un téléphone portable, certaines alternatives existent également, comme DotOS ou /e/. Encore une fois, copiez toujours vos fichiers ailleurs et renseignez-vous bien avant de tenter quelque chose. </text:span><text:span text:style-name="T17">Ce point est particulièrement compliqué à appliquer, c’est pourquoi vous ne devez pas hésiter à rester sur votre système d’exploitation principal si vous n’avez pas d’intérêt à le changer.</text:span></text:p>
        </text:list-item>
        <text:list-item>
          <text:p text:style-name="P5"><text:span text:style-name="T10"><text:s/>Utilisez un gestionnaire de mots de passe sécurisé :</text:span> Les mots de passe sont souvent la porte d'entrée pour les attaques en ligne. Utilisez un gestionnaire de mots de passe sécurisé, comme LastPass ou 1Password, pour générer et stocker des mots de passe sécurisés. <text:span text:style-name="T7">Au besoin, notez vos mots de passes sur un support physique (un bloc note par exemple, ne les notez SURTOUT PAS sur votre ordinateur ou votre téléphone), cela est même plus sécurisé que les gestionnaires de mots de passes à partir du moment où vous seul avez accès à ce support est qu’il se trouve dans un endroit totalement sécurisé.</text:span></text:p>
        </text:list-item>
      </text:list>
      <text:p text:style-name="P2"/>
      <text:p text:style-name="P2"><text:soft-page-break/>En utilisant ces moyens, vous pouvez aider à garantir votre anonymat sur Inter<text:span text:style-name="T42">net et les réseaux sociaux. Il est important de rester vigilant quant aux informations que vous partagez en ligne et de prendre les mesures nécessaires pour protéger votre vie privée. </text:span><text:span text:style-name="T43">Les intelligence artificielle et autres technologies qui s’entraînent sur les réseaux sociaux </text:span><text:span text:style-name="T44">et sur internet en général</text:span><text:span text:style-name="T43"> sont de plus en plus performantes, </text:span><text:span text:style-name="T44">certaines ia sont même capables d’imiter votre voix en écoutant un court extrait de quelques secondes à peine.</text:span><text:span text:style-name="T43"> et cela fait très peur: mais vous avez encore moyen de garantir votre anonymat.</text:span></text:p>
      <text:p text:style-name="P6"/>
      <text:p text:style-name="P8"/>
      <text:p text:style-name="P7"><text:span text:style-name="T35">This work is licensed under a </text:span><text:a xlink:type="simple" xlink:href="http://creativecommons.org/licenses/by-nc-sa/4.0/" text:style-name="Internet_20_link" text:visited-style-name="Visited_20_Internet_20_Link"><text:span text:style-name="T34">CC BY-NC-SA 4.0</text:span></text:a><text:span text:style-name="T35"> licence. Read it here: </text:span></text:p>
      <text:p text:style-name="P9"><text:span text:style-name="T20">https://creativecommons.org/licenses/by-nc-sa/4.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ucymar Sans" svg:font-family="'Lucymar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5T23:34:06.133768918</meta:creation-date>
    <dc:date>2023-02-06T22:30:50.182539613</dc:date>
    <meta:editing-duration>PT1H36M17S</meta:editing-duration>
    <meta:editing-cycles>21</meta:editing-cycles>
    <meta:generator>LibreOffice/6.4.7.2$Linux_X86_64 LibreOffice_project/40$Build-2</meta:generator>
    <meta:document-statistic meta:table-count="0" meta:image-count="0" meta:object-count="0" meta:page-count="4" meta:paragraph-count="15" meta:word-count="1019" meta:character-count="6545" meta:non-whitespace-character-count="5549"/>
  </office:meta>
</office:document-meta>
</file>